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82161" calcext:value-type="float">
            <text:p>1.3821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29209" calcext:value-type="float">
            <text:p>2.729209</text:p>
          </table:table-cell>
          <table:table-cell table:number-columns-repeated="3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table:style-name="ce5"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table:number-columns-repeated="999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继续kitti调参</text:p>
          </table:table-cell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09:42:01.574172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14T19:03:33.518004190</dc:date>
    <meta:editing-duration>P62DT23H42M59S</meta:editing-duration>
    <meta:editing-cycles>715</meta:editing-cycles>
    <meta:generator>LibreOffice/6.4.7.2$Linux_X86_64 LibreOffice_project/40$Build-2</meta:generator>
    <meta:document-statistic meta:table-count="1" meta:cell-count="2520" meta:object-count="0"/>
  </office:meta>
</office:document-meta>
</file>